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fo:language="fr" fo:country="FR" fo:font-weight="bold" officeooo:rsid="0015486c" officeooo:paragraph-rsid="0015486c"/>
    </style:style>
    <style:style style:name="P4"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5" style:family="paragraph" style:parent-style-name="Text_20_body">
      <style:paragraph-properties fo:margin-left="7.038cm" fo:margin-right="0cm" fo:text-indent="0cm" style:auto-text-indent="false"/>
    </style:style>
    <style:style style:name="P6"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8" style:family="paragraph" style:parent-style-name="Text_20_body">
      <style:paragraph-properties fo:margin-left="2.709cm" fo:margin-right="0cm" fo:text-align="start" style:justify-single-word="false" fo:text-indent="0cm" style:auto-text-indent="false"/>
    </style:style>
    <style:style style:name="P9" style:family="paragraph" style:parent-style-name="Text_20_body">
      <style:paragraph-properties fo:text-align="center" style:justify-single-word="false"/>
      <style:text-properties fo:font-size="16pt" fo:font-weight="bold" officeooo:paragraph-rsid="00183848"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fo:font-weight="bold" officeooo:rsid="0017da60" officeooo:paragraph-rsid="00183848" style:font-size-asian="14pt" style:font-weight-asian="bold" style:font-size-complex="14pt" style:font-weight-complex="bold"/>
    </style:style>
    <style:style style:name="P11" style:family="paragraph" style:parent-style-name="Standard">
      <style:text-properties fo:font-size="14pt" fo:font-weight="bold" officeooo:rsid="0018f253" officeooo:paragraph-rsid="0018f253" style:font-size-asian="14pt" style:font-weight-asian="bold" style:font-size-complex="14pt" style:font-weight-complex="bold"/>
    </style:style>
    <style:style style:name="P12" style:family="paragraph" style:parent-style-name="Standard">
      <style:text-properties fo:font-size="14pt" fo:font-weight="normal" officeooo:rsid="0017112b" officeooo:paragraph-rsid="0018f253" style:font-size-asian="14pt" style:font-weight-asian="normal" style:font-size-complex="14pt" style:font-weight-complex="normal"/>
    </style:style>
    <style:style style:name="P13" style:family="paragraph" style:parent-style-name="Standard">
      <style:text-properties officeooo:rsid="0017112b" officeooo:paragraph-rsid="00183848"/>
    </style:style>
    <style:style style:name="P14" style:family="paragraph" style:parent-style-name="Standard">
      <style:text-properties officeooo:rsid="0017112b" officeooo:paragraph-rsid="0018f253"/>
    </style:style>
    <style:style style:name="P15" style:family="paragraph" style:parent-style-name="Standard">
      <style:text-properties fo:color="#000000" style:font-name="Times New Roman" fo:font-size="14pt" fo:font-weight="bold" officeooo:rsid="0017112b" officeooo:paragraph-rsid="0018f253" style:font-size-asian="14pt" style:font-weight-asian="bold" style:font-size-complex="14pt"/>
    </style:style>
    <style:style style:name="T1" style:family="text">
      <style:text-properties officeooo:rsid="0018f253"/>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ref. </text:p>
      <text:p text:style-name="P5"> </text:p>
      <text:p text:style-name="P6"> </text:p>
      <text:p text:style-name="P6"> </text:p>
      <text:p text:style-name="P6"> </text:p>
      <text:p text:style-name="P7">SAI</text:p>
      <text:p text:style-name="P7">IDENTIFICATION</text:p>
      <text:p text:style-name="P8"><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3">EXECUTIVE SUMMARY</text:p>
      <text:p text:style-name="P2"> </text:p>
      <text:p text:style-name="P9">PI - Usability of public digital services directed at businesses</text:p>
      <text:p text:style-name="P13">Usability of e-government services from a business perspective - If the digital services are not user-friendly, businesses will waste time and money searching for the right websites and entering the required data correctly, or they will be forced to buy professional assistance. At worst, the businesses risk making errors in their reports and applications.</text:p>
      <text:p text:style-name="P13"/>
      <text:p text:style-name="P15">Audit Application Notes:</text:p>
      <text:p text:style-name="P14">Usability of e-government for non-professional users.</text:p>
      <text:p text:style-name="P14"/>
      <text:p text:style-name="P11">Findings:</text:p>
      <text:p text:style-name="P12">Finding Description<text:span text:style-name="T1"/></text:p>
      <text:p text:style-name="P12"/>
      <text:p text:style-name="P12">Finding Description F20181215-125508<text:span text:style-name="T1"/></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2:38:28.927000000</meta:creation-date>
    <meta:editing-duration>PT12M17S</meta:editing-duration>
    <meta:editing-cycles>4</meta:editing-cycles>
    <meta:generator>LibreOffice/6.1.3.2$Windows_X86_64 LibreOffice_project/86daf60bf00efa86ad547e59e09d6bb77c699acb</meta:generator>
    <dc:date>2019-01-12T13:00:46.350000000</dc:date>
    <meta:document-statistic meta:table-count="0" meta:image-count="1" meta:object-count="0" meta:page-count="1" meta:paragraph-count="19" meta:word-count="16" meta:character-count="176" meta:non-whitespace-character-count="165"/>
  </office:meta>
</office:document-meta>
</file>